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P.NET MVC behöver installeras på servern, där den ska hosta sidan.</text:p>
      <text:p text:style-name="Standard"/>
      <text:p text:style-name="Standard">Är detta möjligt i linux server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18T15:40:30.54</meta:creation-date>
    <meta:document-statistic meta:table-count="0" meta:image-count="0" meta:object-count="0" meta:page-count="1" meta:paragraph-count="2" meta:word-count="18" meta:character-count="101"/>
    <dc:date>2017-06-18T15:41:54.14</dc:date>
    <dc:creator>Niklas Johansson</dc:creator>
    <meta:editing-duration>PT1M24S</meta:editing-duration>
    <meta:editing-cycles>1</meta:editing-cycles>
    <meta:generator>OpenOffice/4.1.3$Win32 OpenOffice.org_project/413m1$Build-9783</meta:generator>
  </office:meta>
</office:document-meta>
</file>